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flag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iff mean</text:p>
          </table:table-cell>
          <table:table-cell table:style-name="Default" office:value-type="string" calcext:value-type="string">
            <text:p>significant</text:p>
          </table:table-cell>
          <table:table-cell table:number-columns-repeated="3"/>
          <table:table-cell office:value-type="string" calcext:value-type="string">
            <text:p>no mods</text:p>
          </table:table-cell>
        </table:table-row>
        <table:table-row table:style-name="ro1">
          <table:table-cell office:value-type="string" calcext:value-type="string">
            <text:p>-fno-tree-vrp</text:p>
          </table:table-cell>
          <table:table-cell office:value-type="float" office:value="1.1432" calcext:value-type="float">
            <text:p>1.1432</text:p>
          </table:table-cell>
          <table:table-cell table:formula="of:=[.B2]-[.$G$2]" office:value-type="float" office:value="-0.11495" calcext:value-type="float">
            <text:p>-0.11495</text:p>
          </table:table-cell>
          <table:table-cell table:formula="of:=IF(ABS([.C2])&gt;[.$G$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ean</text:p>
          </table:table-cell>
          <table:table-cell table:formula="of:=1.25815" office:value-type="float" office:value="1.25815" calcext:value-type="float">
            <text:p>1.25815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string" calcext:value-type="string">
            <text:p>-fno-tree-fre</text:p>
          </table:table-cell>
          <table:table-cell office:value-type="float" office:value="1.1477" calcext:value-type="float">
            <text:p>1.1477</text:p>
          </table:table-cell>
          <table:table-cell table:formula="of:=[.B3]-[.$G$2]" office:value-type="float" office:value="-0.11045" calcext:value-type="float">
            <text:p>-0.11045</text:p>
          </table:table-cell>
          <table:table-cell table:formula="of:=IF(ABS([.C3])&gt;[.$G$3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dv</text:p>
          </table:table-cell>
          <table:table-cell table:formula="of:=STDEV([.H2:.H11])" office:value-type="float" office:value="0.0373993463995176" calcext:value-type="float">
            <text:p>0.0373993464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string" calcext:value-type="string">
            <text:p>-fno-gcse</text:p>
          </table:table-cell>
          <table:table-cell office:value-type="float" office:value="1.1551" calcext:value-type="float">
            <text:p>1.1551</text:p>
          </table:table-cell>
          <table:table-cell table:formula="of:=[.B4]-[.$G$2]" office:value-type="float" office:value="-0.10305" calcext:value-type="float">
            <text:p>-0.10305</text:p>
          </table:table-cell>
          <table:table-cell table:formula="of:=IF(ABS([.C4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26" calcext:value-type="float">
            <text:p>1.226</text:p>
          </table:table-cell>
        </table:table-row>
        <table:table-row table:style-name="ro1">
          <table:table-cell office:value-type="string" calcext:value-type="string">
            <text:p>-fno-gcse-lm</text:p>
          </table:table-cell>
          <table:table-cell office:value-type="float" office:value="1.1552" calcext:value-type="float">
            <text:p>1.1552</text:p>
          </table:table-cell>
          <table:table-cell table:formula="of:=[.B5]-[.$G$2]" office:value-type="float" office:value="-0.10295" calcext:value-type="float">
            <text:p>-0.10295</text:p>
          </table:table-cell>
          <table:table-cell table:formula="of:=IF(ABS([.C5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27" calcext:value-type="float">
            <text:p>1.227</text:p>
          </table:table-cell>
        </table:table-row>
        <table:table-row table:style-name="ro1">
          <table:table-cell office:value-type="string" calcext:value-type="string">
            <text:p>-fno-peephole2</text:p>
          </table:table-cell>
          <table:table-cell office:value-type="float" office:value="1.1699" calcext:value-type="float">
            <text:p>1.1699</text:p>
          </table:table-cell>
          <table:table-cell table:formula="of:=[.B6]-[.$G$2]" office:value-type="float" office:value="-0.0882500000000002" calcext:value-type="float">
            <text:p>-0.08825</text:p>
          </table:table-cell>
          <table:table-cell table:formula="of:=IF(ABS([.C6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string" calcext:value-type="string">
            <text:p>-fno-tree-pta</text:p>
          </table:table-cell>
          <table:table-cell office:value-type="float" office:value="1.1731" calcext:value-type="float">
            <text:p>1.1731</text:p>
          </table:table-cell>
          <table:table-cell table:formula="of:=[.B7]-[.$G$2]" office:value-type="float" office:value="-0.0850500000000001" calcext:value-type="float">
            <text:p>-0.08505</text:p>
          </table:table-cell>
          <table:table-cell table:formula="of:=IF(ABS([.C7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string" calcext:value-type="string">
            <text:p>-fno-tree-ccp</text:p>
          </table:table-cell>
          <table:table-cell office:value-type="float" office:value="1.1773" calcext:value-type="float">
            <text:p>1.1773</text:p>
          </table:table-cell>
          <table:table-cell table:formula="of:=[.B8]-[.$G$2]" office:value-type="float" office:value="-0.0808500000000001" calcext:value-type="float">
            <text:p>-0.08085</text:p>
          </table:table-cell>
          <table:table-cell table:formula="of:=IF(ABS([.C8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64" calcext:value-type="float">
            <text:p>1.264</text:p>
          </table:table-cell>
        </table:table-row>
        <table:table-row table:style-name="ro1">
          <table:table-cell office:value-type="string" calcext:value-type="string">
            <text:p>-fno-move-loop-invariants</text:p>
          </table:table-cell>
          <table:table-cell office:value-type="float" office:value="1.1862" calcext:value-type="float">
            <text:p>1.1862</text:p>
          </table:table-cell>
          <table:table-cell table:formula="of:=[.B9]-[.$G$2]" office:value-type="float" office:value="-0.0719500000000002" calcext:value-type="float">
            <text:p>-0.07195</text:p>
          </table:table-cell>
          <table:table-cell table:formula="of:=IF(ABS([.C9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string" calcext:value-type="string">
            <text:p>-fno-reorder-functions</text:p>
          </table:table-cell>
          <table:table-cell office:value-type="float" office:value="1.1902" calcext:value-type="float">
            <text:p>1.1902</text:p>
          </table:table-cell>
          <table:table-cell table:formula="of:=[.B10]-[.$G$2]" office:value-type="float" office:value="-0.0679500000000002" calcext:value-type="float">
            <text:p>-0.06795</text:p>
          </table:table-cell>
          <table:table-cell table:formula="of:=IF(ABS([.C10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23" calcext:value-type="float">
            <text:p>1.223</text:p>
          </table:table-cell>
        </table:table-row>
        <table:table-row table:style-name="ro1">
          <table:table-cell office:value-type="string" calcext:value-type="string">
            <text:p>-fno-reorder-blocks</text:p>
          </table:table-cell>
          <table:table-cell office:value-type="float" office:value="1.1936" calcext:value-type="float">
            <text:p>1.1936</text:p>
          </table:table-cell>
          <table:table-cell table:formula="of:=[.B11]-[.$G$2]" office:value-type="float" office:value="-0.0645500000000001" calcext:value-type="float">
            <text:p>-0.06455</text:p>
          </table:table-cell>
          <table:table-cell table:formula="of:=IF(ABS([.C11])&gt;[.$G$3])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string" calcext:value-type="string">
            <text:p>-fno-unswitch-loops</text:p>
          </table:table-cell>
          <table:table-cell office:value-type="float" office:value="1.2182" calcext:value-type="float">
            <text:p>1.2182</text:p>
          </table:table-cell>
          <table:table-cell table:formula="of:=[.B12]-[.$G$2]" office:value-type="float" office:value="-0.0399500000000002" calcext:value-type="float">
            <text:p>-0.03995</text:p>
          </table:table-cell>
          <table:table-cell table:formula="of:=IF(ABS([.C12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aller-saves</text:p>
          </table:table-cell>
          <table:table-cell office:value-type="float" office:value="1.2217" calcext:value-type="float">
            <text:p>1.2217</text:p>
          </table:table-cell>
          <table:table-cell table:formula="of:=[.B13]-[.$G$2]" office:value-type="float" office:value="-0.0364500000000001" calcext:value-type="float">
            <text:p>-0.03645</text:p>
          </table:table-cell>
          <table:table-cell table:formula="of:=IF(ABS([.C1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vcanon</text:p>
          </table:table-cell>
          <table:table-cell office:value-type="float" office:value="1.2234" calcext:value-type="float">
            <text:p>1.2234</text:p>
          </table:table-cell>
          <table:table-cell table:formula="of:=[.B14]-[.$G$2]" office:value-type="float" office:value="-0.0347500000000001" calcext:value-type="float">
            <text:p>-0.03475</text:p>
          </table:table-cell>
          <table:table-cell table:formula="of:=IF(ABS([.C1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forwprop</text:p>
          </table:table-cell>
          <table:table-cell office:value-type="float" office:value="1.2267" calcext:value-type="float">
            <text:p>1.2267</text:p>
          </table:table-cell>
          <table:table-cell table:formula="of:=[.B15]-[.$G$2]" office:value-type="float" office:value="-0.03145" calcext:value-type="float">
            <text:p>-0.03145</text:p>
          </table:table-cell>
          <table:table-cell table:formula="of:=IF(ABS([.C1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2</text:p>
          </table:table-cell>
          <table:table-cell office:value-type="float" office:value="1.2336" calcext:value-type="float">
            <text:p>1.2336</text:p>
          </table:table-cell>
          <table:table-cell table:formula="of:=[.B16]-[.$G$2]" office:value-type="float" office:value="-0.0245500000000001" calcext:value-type="float">
            <text:p>-0.02455</text:p>
          </table:table-cell>
          <table:table-cell table:formula="of:=IF(ABS([.C1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apping-math</text:p>
          </table:table-cell>
          <table:table-cell office:value-type="float" office:value="1.235" calcext:value-type="float">
            <text:p>1.235</text:p>
          </table:table-cell>
          <table:table-cell table:formula="of:=[.B17]-[.$G$2]" office:value-type="float" office:value="-0.02315" calcext:value-type="float">
            <text:p>-0.02315</text:p>
          </table:table-cell>
          <table:table-cell table:formula="of:=IF(ABS([.C1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atomics</text:p>
          </table:table-cell>
          <table:table-cell office:value-type="float" office:value="1.2356" calcext:value-type="float">
            <text:p>1.2356</text:p>
          </table:table-cell>
          <table:table-cell table:formula="of:=[.B18]-[.$G$2]" office:value-type="float" office:value="-0.0225500000000001" calcext:value-type="float">
            <text:p>-0.02255</text:p>
          </table:table-cell>
          <table:table-cell table:formula="of:=IF(ABS([.C1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ure-const</text:p>
          </table:table-cell>
          <table:table-cell office:value-type="float" office:value="1.2375" calcext:value-type="float">
            <text:p>1.2375</text:p>
          </table:table-cell>
          <table:table-cell table:formula="of:=[.B19]-[.$G$2]" office:value-type="float" office:value="-0.0206500000000001" calcext:value-type="float">
            <text:p>-0.02065</text:p>
          </table:table-cell>
          <table:table-cell table:formula="of:=IF(ABS([.C1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dictive-commoning</text:p>
          </table:table-cell>
          <table:table-cell office:value-type="float" office:value="1.2381" calcext:value-type="float">
            <text:p>1.2381</text:p>
          </table:table-cell>
          <table:table-cell table:formula="of:=[.B20]-[.$G$2]" office:value-type="float" office:value="-0.0200500000000001" calcext:value-type="float">
            <text:p>-0.02005</text:p>
          </table:table-cell>
          <table:table-cell table:formula="of:=IF(ABS([.C2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trlen</text:p>
          </table:table-cell>
          <table:table-cell office:value-type="float" office:value="1.2381" calcext:value-type="float">
            <text:p>1.2381</text:p>
          </table:table-cell>
          <table:table-cell table:formula="of:=[.B21]-[.$G$2]" office:value-type="float" office:value="-0.0200500000000001" calcext:value-type="float">
            <text:p>-0.02005</text:p>
          </table:table-cell>
          <table:table-cell table:formula="of:=IF(ABS([.C2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run-cse-after-loop</text:p>
          </table:table-cell>
          <table:table-cell office:value-type="float" office:value="1.2388" calcext:value-type="float">
            <text:p>1.2388</text:p>
          </table:table-cell>
          <table:table-cell table:formula="of:=[.B22]-[.$G$2]" office:value-type="float" office:value="-0.0193500000000002" calcext:value-type="float">
            <text:p>-0.01935</text:p>
          </table:table-cell>
          <table:table-cell table:formula="of:=IF(ABS([.C2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prop-registers</text:p>
          </table:table-cell>
          <table:table-cell office:value-type="float" office:value="1.2408" calcext:value-type="float">
            <text:p>1.2408</text:p>
          </table:table-cell>
          <table:table-cell table:formula="of:=[.B23]-[.$G$2]" office:value-type="float" office:value="-0.01735" calcext:value-type="float">
            <text:p>-0.01735</text:p>
          </table:table-cell>
          <table:table-cell table:formula="of:=IF(ABS([.C2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bine-stack-adjustments</text:p>
          </table:table-cell>
          <table:table-cell office:value-type="float" office:value="1.2408" calcext:value-type="float">
            <text:p>1.2408</text:p>
          </table:table-cell>
          <table:table-cell table:formula="of:=[.B24]-[.$G$2]" office:value-type="float" office:value="-0.01735" calcext:value-type="float">
            <text:p>-0.01735</text:p>
          </table:table-cell>
          <table:table-cell table:formula="of:=IF(ABS([.C2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-insn-heuristic</text:p>
          </table:table-cell>
          <table:table-cell office:value-type="float" office:value="1.2426" calcext:value-type="float">
            <text:p>1.2426</text:p>
          </table:table-cell>
          <table:table-cell table:formula="of:=[.B25]-[.$G$2]" office:value-type="float" office:value="-0.0155500000000002" calcext:value-type="float">
            <text:p>-0.01555</text:p>
          </table:table-cell>
          <table:table-cell table:formula="of:=IF(ABS([.C2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g-struct-return</text:p>
          </table:table-cell>
          <table:table-cell office:value-type="float" office:value="1.2431" calcext:value-type="float">
            <text:p>1.2431</text:p>
          </table:table-cell>
          <table:table-cell table:formula="of:=[.B26]-[.$G$2]" office:value-type="float" office:value="-0.01505" calcext:value-type="float">
            <text:p>-0.01505</text:p>
          </table:table-cell>
          <table:table-cell table:formula="of:=IF(ABS([.C2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interblock</text:p>
          </table:table-cell>
          <table:table-cell office:value-type="float" office:value="1.244" calcext:value-type="float">
            <text:p>1.244</text:p>
          </table:table-cell>
          <table:table-cell table:formula="of:=[.B27]-[.$G$2]" office:value-type="float" office:value="-0.0141500000000001" calcext:value-type="float">
            <text:p>-0.01415</text:p>
          </table:table-cell>
          <table:table-cell table:formula="of:=IF(ABS([.C2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branch-count-reg</text:p>
          </table:table-cell>
          <table:table-cell office:value-type="float" office:value="1.2447" calcext:value-type="float">
            <text:p>1.2447</text:p>
          </table:table-cell>
          <table:table-cell table:formula="of:=[.B28]-[.$G$2]" office:value-type="float" office:value="-0.0134500000000002" calcext:value-type="float">
            <text:p>-0.01345</text:p>
          </table:table-cell>
          <table:table-cell table:formula="of:=IF(ABS([.C2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ra</text:p>
          </table:table-cell>
          <table:table-cell office:value-type="float" office:value="1.2452" calcext:value-type="float">
            <text:p>1.2452</text:p>
          </table:table-cell>
          <table:table-cell table:formula="of:=[.B29]-[.$G$2]" office:value-type="float" office:value="-0.01295" calcext:value-type="float">
            <text:p>-0.01295</text:p>
          </table:table-cell>
          <table:table-cell table:formula="of:=IF(ABS([.C2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talled-insns-dep</text:p>
          </table:table-cell>
          <table:table-cell office:value-type="float" office:value="1.2456" calcext:value-type="float">
            <text:p>1.2456</text:p>
          </table:table-cell>
          <table:table-cell table:formula="of:=[.B30]-[.$G$2]" office:value-type="float" office:value="-0.0125500000000001" calcext:value-type="float">
            <text:p>-0.01255</text:p>
          </table:table-cell>
          <table:table-cell table:formula="of:=IF(ABS([.C3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tail-merge</text:p>
          </table:table-cell>
          <table:table-cell office:value-type="float" office:value="1.2458" calcext:value-type="float">
            <text:p>1.2458</text:p>
          </table:table-cell>
          <table:table-cell table:formula="of:=[.B31]-[.$G$2]" office:value-type="float" office:value="-0.0123500000000001" calcext:value-type="float">
            <text:p>-0.01235</text:p>
          </table:table-cell>
          <table:table-cell table:formula="of:=IF(ABS([.C3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spec</text:p>
          </table:table-cell>
          <table:table-cell office:value-type="float" office:value="1.2465" calcext:value-type="float">
            <text:p>1.2465</text:p>
          </table:table-cell>
          <table:table-cell table:formula="of:=[.B32]-[.$G$2]" office:value-type="float" office:value="-0.0116500000000002" calcext:value-type="float">
            <text:p>-0.01165</text:p>
          </table:table-cell>
          <table:table-cell table:formula="of:=IF(ABS([.C3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cev-cprop</text:p>
          </table:table-cell>
          <table:table-cell office:value-type="float" office:value="1.2469" calcext:value-type="float">
            <text:p>1.2469</text:p>
          </table:table-cell>
          <table:table-cell table:formula="of:=[.B33]-[.$G$2]" office:value-type="float" office:value="-0.01125" calcext:value-type="float">
            <text:p>-0.01125</text:p>
          </table:table-cell>
          <table:table-cell table:formula="of:=IF(ABS([.C3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-alignment</text:p>
          </table:table-cell>
          <table:table-cell office:value-type="float" office:value="1.2471" calcext:value-type="float">
            <text:p>1.2471</text:p>
          </table:table-cell>
          <table:table-cell table:formula="of:=[.B34]-[.$G$2]" office:value-type="float" office:value="-0.01105" calcext:value-type="float">
            <text:p>-0.01105</text:p>
          </table:table-cell>
          <table:table-cell table:formula="of:=IF(ABS([.C3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uiltin-call-dce</text:p>
          </table:table-cell>
          <table:table-cell office:value-type="float" office:value="1.2479" calcext:value-type="float">
            <text:p>1.2479</text:p>
          </table:table-cell>
          <table:table-cell table:formula="of:=[.B35]-[.$G$2]" office:value-type="float" office:value="-0.0102500000000001" calcext:value-type="float">
            <text:p>-0.01025</text:p>
          </table:table-cell>
          <table:table-cell table:formula="of:=IF(ABS([.C3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f-conversion</text:p>
          </table:table-cell>
          <table:table-cell office:value-type="float" office:value="1.2483" calcext:value-type="float">
            <text:p>1.2483</text:p>
          </table:table-cell>
          <table:table-cell table:formula="of:=[.B36]-[.$G$2]" office:value-type="float" office:value="-0.00985000000000014" calcext:value-type="float">
            <text:p>-0.00985</text:p>
          </table:table-cell>
          <table:table-cell table:formula="of:=IF(ABS([.C3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group-heuristic</text:p>
          </table:table-cell>
          <table:table-cell office:value-type="float" office:value="1.2489" calcext:value-type="float">
            <text:p>1.2489</text:p>
          </table:table-cell>
          <table:table-cell table:formula="of:=[.B37]-[.$G$2]" office:value-type="float" office:value="-0.0092500000000002" calcext:value-type="float">
            <text:p>-0.00925</text:p>
          </table:table-cell>
          <table:table-cell table:formula="of:=IF(ABS([.C3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jump-tables</text:p>
          </table:table-cell>
          <table:table-cell office:value-type="float" office:value="1.2489" calcext:value-type="float">
            <text:p>1.2489</text:p>
          </table:table-cell>
          <table:table-cell table:formula="of:=[.B38]-[.$G$2]" office:value-type="float" office:value="-0.0092500000000002" calcext:value-type="float">
            <text:p>-0.00925</text:p>
          </table:table-cell>
          <table:table-cell table:formula="of:=IF(ABS([.C3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ter</text:p>
          </table:table-cell>
          <table:table-cell office:value-type="float" office:value="1.249" calcext:value-type="float">
            <text:p>1.249</text:p>
          </table:table-cell>
          <table:table-cell table:formula="of:=[.B39]-[.$G$2]" office:value-type="float" office:value="-0.00914999999999999" calcext:value-type="float">
            <text:p>-0.00915</text:p>
          </table:table-cell>
          <table:table-cell table:formula="of:=IF(ABS([.C3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-jumps</text:p>
          </table:table-cell>
          <table:table-cell office:value-type="float" office:value="1.2502" calcext:value-type="float">
            <text:p>1.2502</text:p>
          </table:table-cell>
          <table:table-cell table:formula="of:=[.B40]-[.$G$2]" office:value-type="float" office:value="-0.00795000000000012" calcext:value-type="float">
            <text:p>-0.00795</text:p>
          </table:table-cell>
          <table:table-cell table:formula="of:=IF(ABS([.C4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abels</text:p>
          </table:table-cell>
          <table:table-cell office:value-type="float" office:value="1.2502" calcext:value-type="float">
            <text:p>1.2502</text:p>
          </table:table-cell>
          <table:table-cell table:formula="of:=[.B41]-[.$G$2]" office:value-type="float" office:value="-0.00795000000000012" calcext:value-type="float">
            <text:p>-0.00795</text:p>
          </table:table-cell>
          <table:table-cell table:formula="of:=IF(ABS([.C4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ule-insns</text:p>
          </table:table-cell>
          <table:table-cell office:value-type="float" office:value="1.2503" calcext:value-type="float">
            <text:p>1.2503</text:p>
          </table:table-cell>
          <table:table-cell table:formula="of:=[.B42]-[.$G$2]" office:value-type="float" office:value="-0.00785000000000013" calcext:value-type="float">
            <text:p>-0.00785</text:p>
          </table:table-cell>
          <table:table-cell table:formula="of:=IF(ABS([.C4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fer-pop</text:p>
          </table:table-cell>
          <table:table-cell office:value-type="float" office:value="1.2504" calcext:value-type="float">
            <text:p>1.2504</text:p>
          </table:table-cell>
          <table:table-cell table:formula="of:=[.B43]-[.$G$2]" office:value-type="float" office:value="-0.00775000000000015" calcext:value-type="float">
            <text:p>-0.00775</text:p>
          </table:table-cell>
          <table:table-cell table:formula="of:=IF(ABS([.C4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ra-share-spill-slots</text:p>
          </table:table-cell>
          <table:table-cell office:value-type="float" office:value="1.2506" calcext:value-type="float">
            <text:p>1.2506</text:p>
          </table:table-cell>
          <table:table-cell table:formula="of:=[.B44]-[.$G$2]" office:value-type="float" office:value="-0.00755000000000017" calcext:value-type="float">
            <text:p>-0.00755</text:p>
          </table:table-cell>
          <table:table-cell table:formula="of:=IF(ABS([.C4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solate-erroneous-paths-dereference</text:p>
          </table:table-cell>
          <table:table-cell office:value-type="float" office:value="1.2512" calcext:value-type="float">
            <text:p>1.2512</text:p>
          </table:table-cell>
          <table:table-cell table:formula="of:=[.B45]-[.$G$2]" office:value-type="float" office:value="-0.00695000000000001" calcext:value-type="float">
            <text:p>-0.00695</text:p>
          </table:table-cell>
          <table:table-cell table:formula="of:=IF(ABS([.C4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witch-conversion</text:p>
          </table:table-cell>
          <table:table-cell office:value-type="float" office:value="1.2513" calcext:value-type="float">
            <text:p>1.2513</text:p>
          </table:table-cell>
          <table:table-cell table:formula="of:=[.B46]-[.$G$2]" office:value-type="float" office:value="-0.00685000000000002" calcext:value-type="float">
            <text:p>-0.00685</text:p>
          </table:table-cell>
          <table:table-cell table:formula="of:=IF(ABS([.C4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selim</text:p>
          </table:table-cell>
          <table:table-cell office:value-type="float" office:value="1.2515" calcext:value-type="float">
            <text:p>1.2515</text:p>
          </table:table-cell>
          <table:table-cell table:formula="of:=[.B47]-[.$G$2]" office:value-type="float" office:value="-0.00665000000000005" calcext:value-type="float">
            <text:p>-0.00665</text:p>
          </table:table-cell>
          <table:table-cell table:formula="of:=IF(ABS([.C4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wide-types</text:p>
          </table:table-cell>
          <table:table-cell office:value-type="float" office:value="1.2515" calcext:value-type="float">
            <text:p>1.2515</text:p>
          </table:table-cell>
          <table:table-cell table:formula="of:=[.B48]-[.$G$2]" office:value-type="float" office:value="-0.00665000000000005" calcext:value-type="float">
            <text:p>-0.00665</text:p>
          </table:table-cell>
          <table:table-cell table:formula="of:=IF(ABS([.C4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ce</text:p>
          </table:table-cell>
          <table:table-cell office:value-type="float" office:value="1.2515" calcext:value-type="float">
            <text:p>1.2515</text:p>
          </table:table-cell>
          <table:table-cell table:formula="of:=[.B49]-[.$G$2]" office:value-type="float" office:value="-0.00665000000000005" calcext:value-type="float">
            <text:p>-0.00665</text:p>
          </table:table-cell>
          <table:table-cell table:formula="of:=IF(ABS([.C4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rink-wrap</text:p>
          </table:table-cell>
          <table:table-cell office:value-type="float" office:value="1.2523" calcext:value-type="float">
            <text:p>1.2523</text:p>
          </table:table-cell>
          <table:table-cell table:formula="of:=[.B50]-[.$G$2]" office:value-type="float" office:value="-0.00585000000000013" calcext:value-type="float">
            <text:p>-0.00585</text:p>
          </table:table-cell>
          <table:table-cell table:formula="of:=IF(ABS([.C5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lt</text:p>
          </table:table-cell>
          <table:table-cell office:value-type="float" office:value="1.2525" calcext:value-type="float">
            <text:p>1.2525</text:p>
          </table:table-cell>
          <table:table-cell table:formula="of:=[.B51]-[.$G$2]" office:value-type="float" office:value="-0.00565000000000016" calcext:value-type="float">
            <text:p>-0.00565</text:p>
          </table:table-cell>
          <table:table-cell table:formula="of:=IF(ABS([.C5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forward-propagate</text:p>
          </table:table-cell>
          <table:table-cell office:value-type="float" office:value="1.2527" calcext:value-type="float">
            <text:p>1.2527</text:p>
          </table:table-cell>
          <table:table-cell table:formula="of:=[.B52]-[.$G$2]" office:value-type="float" office:value="-0.00545000000000018" calcext:value-type="float">
            <text:p>-0.00545</text:p>
          </table:table-cell>
          <table:table-cell table:formula="of:=IF(ABS([.C5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refetch-loop-arrays</text:p>
          </table:table-cell>
          <table:table-cell office:value-type="float" office:value="1.2528" calcext:value-type="float">
            <text:p>1.2528</text:p>
          </table:table-cell>
          <table:table-cell table:formula="of:=[.B53]-[.$G$2]" office:value-type="float" office:value="-0.00534999999999997" calcext:value-type="float">
            <text:p>-0.00535</text:p>
          </table:table-cell>
          <table:table-cell table:formula="of:=IF(ABS([.C5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f-convert</text:p>
          </table:table-cell>
          <table:table-cell office:value-type="float" office:value="1.2533" calcext:value-type="float">
            <text:p>1.2533</text:p>
          </table:table-cell>
          <table:table-cell table:formula="of:=[.B54]-[.$G$2]" office:value-type="float" office:value="-0.00485000000000002" calcext:value-type="float">
            <text:p>-0.00485</text:p>
          </table:table-cell>
          <table:table-cell table:formula="of:=IF(ABS([.C5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ink</text:p>
          </table:table-cell>
          <table:table-cell office:value-type="float" office:value="1.2534" calcext:value-type="float">
            <text:p>1.2534</text:p>
          </table:table-cell>
          <table:table-cell table:formula="of:=[.B55]-[.$G$2]" office:value-type="float" office:value="-0.00475000000000003" calcext:value-type="float">
            <text:p>-0.00475</text:p>
          </table:table-cell>
          <table:table-cell table:formula="of:=IF(ABS([.C5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ra</text:p>
          </table:table-cell>
          <table:table-cell office:value-type="float" office:value="1.2534" calcext:value-type="float">
            <text:p>1.2534</text:p>
          </table:table-cell>
          <table:table-cell table:formula="of:=[.B56]-[.$G$2]" office:value-type="float" office:value="-0.00475000000000003" calcext:value-type="float">
            <text:p>-0.00475</text:p>
          </table:table-cell>
          <table:table-cell table:formula="of:=IF(ABS([.C5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ra-share-save-slots</text:p>
          </table:table-cell>
          <table:table-cell office:value-type="float" office:value="1.2535" calcext:value-type="float">
            <text:p>1.2535</text:p>
          </table:table-cell>
          <table:table-cell table:formula="of:=[.B57]-[.$G$2]" office:value-type="float" office:value="-0.00465000000000004" calcext:value-type="float">
            <text:p>-0.00465</text:p>
          </table:table-cell>
          <table:table-cell table:formula="of:=IF(ABS([.C5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p-vectorize</text:p>
          </table:table-cell>
          <table:table-cell office:value-type="float" office:value="1.2541" calcext:value-type="float">
            <text:p>1.2541</text:p>
          </table:table-cell>
          <table:table-cell table:formula="of:=[.B58]-[.$G$2]" office:value-type="float" office:value="-0.00405000000000011" calcext:value-type="float">
            <text:p>-0.00405</text:p>
          </table:table-cell>
          <table:table-cell table:formula="of:=IF(ABS([.C5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vopts</text:p>
          </table:table-cell>
          <table:table-cell office:value-type="float" office:value="1.2544" calcext:value-type="float">
            <text:p>1.2544</text:p>
          </table:table-cell>
          <table:table-cell table:formula="of:=[.B59]-[.$G$2]" office:value-type="float" office:value="-0.00375000000000014" calcext:value-type="float">
            <text:p>-0.00375</text:p>
          </table:table-cell>
          <table:table-cell table:formula="of:=IF(ABS([.C5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sra</text:p>
          </table:table-cell>
          <table:table-cell office:value-type="float" office:value="1.2545" calcext:value-type="float">
            <text:p>1.2545</text:p>
          </table:table-cell>
          <table:table-cell table:formula="of:=[.B60]-[.$G$2]" office:value-type="float" office:value="-0.00365000000000015" calcext:value-type="float">
            <text:p>-0.00365</text:p>
          </table:table-cell>
          <table:table-cell table:formula="of:=IF(ABS([.C6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hort-enums</text:p>
          </table:table-cell>
          <table:table-cell office:value-type="float" office:value="1.2547" calcext:value-type="float">
            <text:p>1.2547</text:p>
          </table:table-cell>
          <table:table-cell table:formula="of:=[.B61]-[.$G$2]" office:value-type="float" office:value="-0.00344999999999995" calcext:value-type="float">
            <text:p>-0.00345</text:p>
          </table:table-cell>
          <table:table-cell table:formula="of:=IF(ABS([.C6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rossjumping</text:p>
          </table:table-cell>
          <table:table-cell office:value-type="float" office:value="1.2547" calcext:value-type="float">
            <text:p>1.2547</text:p>
          </table:table-cell>
          <table:table-cell table:formula="of:=[.B62]-[.$G$2]" office:value-type="float" office:value="-0.00344999999999995" calcext:value-type="float">
            <text:p>-0.00345</text:p>
          </table:table-cell>
          <table:table-cell table:formula="of:=IF(ABS([.C6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alesce-vars</text:p>
          </table:table-cell>
          <table:table-cell office:value-type="float" office:value="1.2549" calcext:value-type="float">
            <text:p>1.2549</text:p>
          </table:table-cell>
          <table:table-cell table:formula="of:=[.B63]-[.$G$2]" office:value-type="float" office:value="-0.00324999999999998" calcext:value-type="float">
            <text:p>-0.00325</text:p>
          </table:table-cell>
          <table:table-cell table:formula="of:=IF(ABS([.C6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se-follow-jumps</text:p>
          </table:table-cell>
          <table:table-cell office:value-type="float" office:value="1.2552" calcext:value-type="float">
            <text:p>1.2552</text:p>
          </table:table-cell>
          <table:table-cell table:formula="of:=[.B64]-[.$G$2]" office:value-type="float" office:value="-0.00295000000000001" calcext:value-type="float">
            <text:p>-0.00295</text:p>
          </table:table-cell>
          <table:table-cell table:formula="of:=IF(ABS([.C6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artial-inlining</text:p>
          </table:table-cell>
          <table:table-cell office:value-type="float" office:value="1.2553" calcext:value-type="float">
            <text:p>1.2553</text:p>
          </table:table-cell>
          <table:table-cell table:formula="of:=[.B65]-[.$G$2]" office:value-type="float" office:value="-0.00285000000000002" calcext:value-type="float">
            <text:p>-0.00285</text:p>
          </table:table-cell>
          <table:table-cell table:formula="of:=IF(ABS([.C6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function-cse</text:p>
          </table:table-cell>
          <table:table-cell office:value-type="float" office:value="1.2555" calcext:value-type="float">
            <text:p>1.2555</text:p>
          </table:table-cell>
          <table:table-cell table:formula="of:=[.B66]-[.$G$2]" office:value-type="float" office:value="-0.00265000000000004" calcext:value-type="float">
            <text:p>-0.00265</text:p>
          </table:table-cell>
          <table:table-cell table:formula="of:=IF(ABS([.C6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se</text:p>
          </table:table-cell>
          <table:table-cell office:value-type="float" office:value="1.2564" calcext:value-type="float">
            <text:p>1.2564</text:p>
          </table:table-cell>
          <table:table-cell table:formula="of:=[.B67]-[.$G$2]" office:value-type="float" office:value="-0.00175000000000014" calcext:value-type="float">
            <text:p>-0.00175</text:p>
          </table:table-cell>
          <table:table-cell table:formula="of:=IF(ABS([.C6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compare-elim</text:p>
          </table:table-cell>
          <table:table-cell office:value-type="float" office:value="1.2565" calcext:value-type="float">
            <text:p>1.2565</text:p>
          </table:table-cell>
          <table:table-cell table:formula="of:=[.B68]-[.$G$2]" office:value-type="float" office:value="-0.00165000000000015" calcext:value-type="float">
            <text:p>-0.00165</text:p>
          </table:table-cell>
          <table:table-cell table:formula="of:=IF(ABS([.C6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plit-ivs-in-unroller</text:p>
          </table:table-cell>
          <table:table-cell office:value-type="float" office:value="1.2568" calcext:value-type="float">
            <text:p>1.2568</text:p>
          </table:table-cell>
          <table:table-cell table:formula="of:=[.B69]-[.$G$2]" office:value-type="float" office:value="-0.00134999999999996" calcext:value-type="float">
            <text:p>-0.00135</text:p>
          </table:table-cell>
          <table:table-cell table:formula="of:=IF(ABS([.C6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h</text:p>
          </table:table-cell>
          <table:table-cell office:value-type="float" office:value="1.2574" calcext:value-type="float">
            <text:p>1.2574</text:p>
          </table:table-cell>
          <table:table-cell table:formula="of:=[.B70]-[.$G$2]" office:value-type="float" office:value="-0.000750000000000028" calcext:value-type="float">
            <text:p>-0.00075</text:p>
          </table:table-cell>
          <table:table-cell table:formula="of:=IF(ABS([.C7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bit-ccp</text:p>
          </table:table-cell>
          <table:table-cell office:value-type="float" office:value="1.2584" calcext:value-type="float">
            <text:p>1.2584</text:p>
          </table:table-cell>
          <table:table-cell table:formula="of:=[.B71]-[.$G$2]" office:value-type="float" office:value="0.000249999999999861" calcext:value-type="float">
            <text:p>0.00025</text:p>
          </table:table-cell>
          <table:table-cell table:formula="of:=IF(ABS([.C7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functions</text:p>
          </table:table-cell>
          <table:table-cell office:value-type="float" office:value="1.2588" calcext:value-type="float">
            <text:p>1.2588</text:p>
          </table:table-cell>
          <table:table-cell table:formula="of:=[.B72]-[.$G$2]" office:value-type="float" office:value="0.000649999999999817" calcext:value-type="float">
            <text:p>0.00065</text:p>
          </table:table-cell>
          <table:table-cell table:formula="of:=IF(ABS([.C7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virtualize-speculatively</text:p>
          </table:table-cell>
          <table:table-cell office:value-type="float" office:value="1.2592" calcext:value-type="float">
            <text:p>1.2592</text:p>
          </table:table-cell>
          <table:table-cell table:formula="of:=[.B73]-[.$G$2]" office:value-type="float" office:value="0.00104999999999977" calcext:value-type="float">
            <text:p>0.00105</text:p>
          </table:table-cell>
          <table:table-cell table:formula="of:=IF(ABS([.C7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jumps</text:p>
          </table:table-cell>
          <table:table-cell office:value-type="float" office:value="1.2594" calcext:value-type="float">
            <text:p>1.2594</text:p>
          </table:table-cell>
          <table:table-cell table:formula="of:=[.B74]-[.$G$2]" office:value-type="float" office:value="0.00124999999999997" calcext:value-type="float">
            <text:p>0.00125</text:p>
          </table:table-cell>
          <table:table-cell table:formula="of:=IF(ABS([.C7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lign-loops</text:p>
          </table:table-cell>
          <table:table-cell office:value-type="float" office:value="1.2613" calcext:value-type="float">
            <text:p>1.2613</text:p>
          </table:table-cell>
          <table:table-cell table:formula="of:=[.B75]-[.$G$2]" office:value-type="float" office:value="0.00314999999999999" calcext:value-type="float">
            <text:p>0.00315</text:p>
          </table:table-cell>
          <table:table-cell table:formula="of:=IF(ABS([.C7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ule-fusion</text:p>
          </table:table-cell>
          <table:table-cell office:value-type="float" office:value="1.2615" calcext:value-type="float">
            <text:p>1.2615</text:p>
          </table:table-cell>
          <table:table-cell table:formula="of:=[.B76]-[.$G$2]" office:value-type="float" office:value="0.00334999999999996" calcext:value-type="float">
            <text:p>0.00335</text:p>
          </table:table-cell>
          <table:table-cell table:formula="of:=IF(ABS([.C7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ggressive-loop-optimizations</text:p>
          </table:table-cell>
          <table:table-cell office:value-type="float" office:value="1.2617" calcext:value-type="float">
            <text:p>1.2617</text:p>
          </table:table-cell>
          <table:table-cell table:formula="of:=[.B77]-[.$G$2]" office:value-type="float" office:value="0.00354999999999994" calcext:value-type="float">
            <text:p>0.00355</text:p>
          </table:table-cell>
          <table:table-cell table:formula="of:=IF(ABS([.C7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math-errno</text:p>
          </table:table-cell>
          <table:table-cell office:value-type="float" office:value="1.2619" calcext:value-type="float">
            <text:p>1.2619</text:p>
          </table:table-cell>
          <table:table-cell table:formula="of:=[.B78]-[.$G$2]" office:value-type="float" office:value="0.00374999999999992" calcext:value-type="float">
            <text:p>0.00375</text:p>
          </table:table-cell>
          <table:table-cell table:formula="of:=IF(ABS([.C7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-prop</text:p>
          </table:table-cell>
          <table:table-cell office:value-type="float" office:value="1.262" calcext:value-type="float">
            <text:p>1.262</text:p>
          </table:table-cell>
          <table:table-cell table:formula="of:=[.B79]-[.$G$2]" office:value-type="float" office:value="0.00384999999999991" calcext:value-type="float">
            <text:p>0.00385</text:p>
          </table:table-cell>
          <table:table-cell table:formula="of:=IF(ABS([.C7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icf</text:p>
          </table:table-cell>
          <table:table-cell office:value-type="float" office:value="1.2621" calcext:value-type="float">
            <text:p>1.2621</text:p>
          </table:table-cell>
          <table:table-cell table:formula="of:=[.B80]-[.$G$2]" office:value-type="float" office:value="0.0039499999999999" calcext:value-type="float">
            <text:p>0.00395</text:p>
          </table:table-cell>
          <table:table-cell table:formula="of:=IF(ABS([.C8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igned-zeros</text:p>
          </table:table-cell>
          <table:table-cell office:value-type="float" office:value="1.2628" calcext:value-type="float">
            <text:p>1.2628</text:p>
          </table:table-cell>
          <table:table-cell table:formula="of:=[.B81]-[.$G$2]" office:value-type="float" office:value="0.00464999999999982" calcext:value-type="float">
            <text:p>0.00465</text:p>
          </table:table-cell>
          <table:table-cell table:formula="of:=IF(ABS([.C8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optimize-sibling-calls</text:p>
          </table:table-cell>
          <table:table-cell office:value-type="float" office:value="1.2629" calcext:value-type="float">
            <text:p>1.2629</text:p>
          </table:table-cell>
          <table:table-cell table:formula="of:=[.B82]-[.$G$2]" office:value-type="float" office:value="0.00475000000000003" calcext:value-type="float">
            <text:p>0.00475</text:p>
          </table:table-cell>
          <table:table-cell table:formula="of:=IF(ABS([.C8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vectorize</text:p>
          </table:table-cell>
          <table:table-cell office:value-type="float" office:value="1.2633" calcext:value-type="float">
            <text:p>1.2633</text:p>
          </table:table-cell>
          <table:table-cell table:formula="of:=[.B83]-[.$G$2]" office:value-type="float" office:value="0.00514999999999999" calcext:value-type="float">
            <text:p>0.00515</text:p>
          </table:table-cell>
          <table:table-cell table:formula="of:=IF(ABS([.C8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hiprop</text:p>
          </table:table-cell>
          <table:table-cell office:value-type="float" office:value="1.2636" calcext:value-type="float">
            <text:p>1.2636</text:p>
          </table:table-cell>
          <table:table-cell table:formula="of:=[.B84]-[.$G$2]" office:value-type="float" office:value="0.00544999999999996" calcext:value-type="float">
            <text:p>0.00545</text:p>
          </table:table-cell>
          <table:table-cell table:formula="of:=IF(ABS([.C8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rank-heuristic</text:p>
          </table:table-cell>
          <table:table-cell office:value-type="float" office:value="1.2641" calcext:value-type="float">
            <text:p>1.2641</text:p>
          </table:table-cell>
          <table:table-cell table:formula="of:=[.B85]-[.$G$2]" office:value-type="float" office:value="0.0059499999999999" calcext:value-type="float">
            <text:p>0.00595</text:p>
          </table:table-cell>
          <table:table-cell table:formula="of:=IF(ABS([.C8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dep-count-heuristic</text:p>
          </table:table-cell>
          <table:table-cell office:value-type="float" office:value="1.2644" calcext:value-type="float">
            <text:p>1.2644</text:p>
          </table:table-cell>
          <table:table-cell table:formula="of:=[.B86]-[.$G$2]" office:value-type="float" office:value="0.00624999999999987" calcext:value-type="float">
            <text:p>0.00625</text:p>
          </table:table-cell>
          <table:table-cell table:formula="of:=IF(ABS([.C8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artial-pre</text:p>
          </table:table-cell>
          <table:table-cell office:value-type="float" office:value="1.2652" calcext:value-type="float">
            <text:p>1.2652</text:p>
          </table:table-cell>
          <table:table-cell table:formula="of:=[.B87]-[.$G$2]" office:value-type="float" office:value="0.00705" calcext:value-type="float">
            <text:p>0.00705</text:p>
          </table:table-cell>
          <table:table-cell table:formula="of:=IF(ABS([.C8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rict-volatile-bitfields</text:p>
          </table:table-cell>
          <table:table-cell office:value-type="float" office:value="1.2654" calcext:value-type="float">
            <text:p>1.2654</text:p>
          </table:table-cell>
          <table:table-cell table:formula="of:=[.B88]-[.$G$2]" office:value-type="float" office:value="0.00724999999999998" calcext:value-type="float">
            <text:p>0.00725</text:p>
          </table:table-cell>
          <table:table-cell table:formula="of:=IF(ABS([.C8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copyrename</text:p>
          </table:table-cell>
          <table:table-cell office:value-type="float" office:value="1.2656" calcext:value-type="float">
            <text:p>1.2656</text:p>
          </table:table-cell>
          <table:table-cell table:formula="of:=[.B89]-[.$G$2]" office:value-type="float" office:value="0.00744999999999996" calcext:value-type="float">
            <text:p>0.00745</text:p>
          </table:table-cell>
          <table:table-cell table:formula="of:=IF(ABS([.C8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darg-opt</text:p>
          </table:table-cell>
          <table:table-cell office:value-type="float" office:value="1.2659" calcext:value-type="float">
            <text:p>1.2659</text:p>
          </table:table-cell>
          <table:table-cell table:formula="of:=[.B90]-[.$G$2]" office:value-type="float" office:value="0.00774999999999992" calcext:value-type="float">
            <text:p>0.00775</text:p>
          </table:table-cell>
          <table:table-cell table:formula="of:=IF(ABS([.C9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lra-remat</text:p>
          </table:table-cell>
          <table:table-cell office:value-type="float" office:value="1.2661" calcext:value-type="float">
            <text:p>1.2661</text:p>
          </table:table-cell>
          <table:table-cell table:formula="of:=[.B91]-[.$G$2]" office:value-type="float" office:value="0.0079499999999999" calcext:value-type="float">
            <text:p>0.00795</text:p>
          </table:table-cell>
          <table:table-cell table:formula="of:=IF(ABS([.C9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web</text:p>
          </table:table-cell>
          <table:table-cell office:value-type="float" office:value="1.2672" calcext:value-type="float">
            <text:p>1.2672</text:p>
          </table:table-cell>
          <table:table-cell table:formula="of:=[.B92]-[.$G$2]" office:value-type="float" office:value="0.00904999999999978" calcext:value-type="float">
            <text:p>0.00905</text:p>
          </table:table-cell>
          <table:table-cell table:formula="of:=IF(ABS([.C9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</text:p>
          </table:table-cell>
          <table:table-cell office:value-type="float" office:value="1.2672" calcext:value-type="float">
            <text:p>1.2672</text:p>
          </table:table-cell>
          <table:table-cell table:formula="of:=[.B93]-[.$G$2]" office:value-type="float" office:value="0.00904999999999978" calcext:value-type="float">
            <text:p>0.00905</text:p>
          </table:table-cell>
          <table:table-cell table:formula="of:=IF(ABS([.C9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distribute-patterns</text:p>
          </table:table-cell>
          <table:table-cell office:value-type="float" office:value="1.2676" calcext:value-type="float">
            <text:p>1.2676</text:p>
          </table:table-cell>
          <table:table-cell table:formula="of:=[.B94]-[.$G$2]" office:value-type="float" office:value="0.00944999999999996" calcext:value-type="float">
            <text:p>0.00945</text:p>
          </table:table-cell>
          <table:table-cell table:formula="of:=IF(ABS([.C9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ra-hoist-pressure</text:p>
          </table:table-cell>
          <table:table-cell office:value-type="float" office:value="1.2682" calcext:value-type="float">
            <text:p>1.2682</text:p>
          </table:table-cell>
          <table:table-cell table:formula="of:=[.B95]-[.$G$2]" office:value-type="float" office:value="0.0100499999999999" calcext:value-type="float">
            <text:p>0.01005</text:p>
          </table:table-cell>
          <table:table-cell table:formula="of:=IF(ABS([.C9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-called-once</text:p>
          </table:table-cell>
          <table:table-cell office:value-type="float" office:value="1.2685" calcext:value-type="float">
            <text:p>1.2685</text:p>
          </table:table-cell>
          <table:table-cell table:formula="of:=[.B96]-[.$G$2]" office:value-type="float" office:value="0.0103499999999999" calcext:value-type="float">
            <text:p>0.01035</text:p>
          </table:table-cell>
          <table:table-cell table:formula="of:=IF(ABS([.C9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direct-inlining</text:p>
          </table:table-cell>
          <table:table-cell office:value-type="float" office:value="1.2686" calcext:value-type="float">
            <text:p>1.2686</text:p>
          </table:table-cell>
          <table:table-cell table:formula="of:=[.B97]-[.$G$2]" office:value-type="float" office:value="0.0104499999999998" calcext:value-type="float">
            <text:p>0.01045</text:p>
          </table:table-cell>
          <table:table-cell table:formula="of:=IF(ABS([.C9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var-tracking-assignments</text:p>
          </table:table-cell>
          <table:table-cell office:value-type="float" office:value="1.2695" calcext:value-type="float">
            <text:p>1.2695</text:p>
          </table:table-cell>
          <table:table-cell table:formula="of:=[.B98]-[.$G$2]" office:value-type="float" office:value="0.01135" calcext:value-type="float">
            <text:p>0.01135</text:p>
          </table:table-cell>
          <table:table-cell table:formula="of:=IF(ABS([.C9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virtualize</text:p>
          </table:table-cell>
          <table:table-cell office:value-type="float" office:value="1.2699" calcext:value-type="float">
            <text:p>1.2699</text:p>
          </table:table-cell>
          <table:table-cell table:formula="of:=[.B99]-[.$G$2]" office:value-type="float" office:value="0.0117499999999999" calcext:value-type="float">
            <text:p>0.01175</text:p>
          </table:table-cell>
          <table:table-cell table:formula="of:=IF(ABS([.C9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reassoc</text:p>
          </table:table-cell>
          <table:table-cell office:value-type="float" office:value="1.2728" calcext:value-type="float">
            <text:p>1.2728</text:p>
          </table:table-cell>
          <table:table-cell table:formula="of:=[.B100]-[.$G$2]" office:value-type="float" office:value="0.0146499999999998" calcext:value-type="float">
            <text:p>0.01465</text:p>
          </table:table-cell>
          <table:table-cell table:formula="of:=IF(ABS([.C10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hoist-adjacent-loads</text:p>
          </table:table-cell>
          <table:table-cell office:value-type="float" office:value="1.2739" calcext:value-type="float">
            <text:p>1.2739</text:p>
          </table:table-cell>
          <table:table-cell table:formula="of:=[.B101]-[.$G$2]" office:value-type="float" office:value="0.0157499999999999" calcext:value-type="float">
            <text:p>0.01575</text:p>
          </table:table-cell>
          <table:table-cell table:formula="of:=IF(ABS([.C10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-clone</text:p>
          </table:table-cell>
          <table:table-cell office:value-type="float" office:value="1.274" calcext:value-type="float">
            <text:p>1.274</text:p>
          </table:table-cell>
          <table:table-cell table:formula="of:=[.B102]-[.$G$2]" office:value-type="float" office:value="0.0158499999999999" calcext:value-type="float">
            <text:p>0.01585</text:p>
          </table:table-cell>
          <table:table-cell table:formula="of:=IF(ABS([.C10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icf-functions</text:p>
          </table:table-cell>
          <table:table-cell office:value-type="float" office:value="1.2741" calcext:value-type="float">
            <text:p>1.2741</text:p>
          </table:table-cell>
          <table:table-cell table:formula="of:=[.B103]-[.$G$2]" office:value-type="float" office:value="0.0159499999999999" calcext:value-type="float">
            <text:p>0.01595</text:p>
          </table:table-cell>
          <table:table-cell table:formula="of:=IF(ABS([.C10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expensive-optimizations</text:p>
          </table:table-cell>
          <table:table-cell office:value-type="float" office:value="1.2743" calcext:value-type="float">
            <text:p>1.2743</text:p>
          </table:table-cell>
          <table:table-cell table:formula="of:=[.B104]-[.$G$2]" office:value-type="float" office:value="0.0161499999999999" calcext:value-type="float">
            <text:p>0.01615</text:p>
          </table:table-cell>
          <table:table-cell table:formula="of:=IF(ABS([.C104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se</text:p>
          </table:table-cell>
          <table:table-cell office:value-type="float" office:value="1.2744" calcext:value-type="float">
            <text:p>1.2744</text:p>
          </table:table-cell>
          <table:table-cell table:formula="of:=[.B105]-[.$G$2]" office:value-type="float" office:value="0.0162499999999999" calcext:value-type="float">
            <text:p>0.01625</text:p>
          </table:table-cell>
          <table:table-cell table:formula="of:=IF(ABS([.C105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reference</text:p>
          </table:table-cell>
          <table:table-cell office:value-type="float" office:value="1.2751" calcext:value-type="float">
            <text:p>1.2751</text:p>
          </table:table-cell>
          <table:table-cell table:formula="of:=[.B106]-[.$G$2]" office:value-type="float" office:value="0.01695" calcext:value-type="float">
            <text:p>0.01695</text:p>
          </table:table-cell>
          <table:table-cell table:formula="of:=IF(ABS([.C106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lifetime-dse</text:p>
          </table:table-cell>
          <table:table-cell office:value-type="float" office:value="1.2754" calcext:value-type="float">
            <text:p>1.2754</text:p>
          </table:table-cell>
          <table:table-cell table:formula="of:=[.B107]-[.$G$2]" office:value-type="float" office:value="0.01725" calcext:value-type="float">
            <text:p>0.01725</text:p>
          </table:table-cell>
          <table:table-cell table:formula="of:=IF(ABS([.C107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hreadsafe-statics</text:p>
          </table:table-cell>
          <table:table-cell office:value-type="float" office:value="1.2757" calcext:value-type="float">
            <text:p>1.2757</text:p>
          </table:table-cell>
          <table:table-cell table:formula="of:=[.B108]-[.$G$2]" office:value-type="float" office:value="0.01755" calcext:value-type="float">
            <text:p>0.01755</text:p>
          </table:table-cell>
          <table:table-cell table:formula="of:=IF(ABS([.C108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slsr</text:p>
          </table:table-cell>
          <table:table-cell office:value-type="float" office:value="1.277" calcext:value-type="float">
            <text:p>1.277</text:p>
          </table:table-cell>
          <table:table-cell table:formula="of:=[.B109]-[.$G$2]" office:value-type="float" office:value="0.01885" calcext:value-type="float">
            <text:p>0.01885</text:p>
          </table:table-cell>
          <table:table-cell table:formula="of:=IF(ABS([.C109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tti</text:p>
          </table:table-cell>
          <table:table-cell office:value-type="float" office:value="1.2772" calcext:value-type="float">
            <text:p>1.2772</text:p>
          </table:table-cell>
          <table:table-cell table:formula="of:=[.B110]-[.$G$2]" office:value-type="float" office:value="0.01905" calcext:value-type="float">
            <text:p>0.01905</text:p>
          </table:table-cell>
          <table:table-cell table:formula="of:=IF(ABS([.C110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cp</text:p>
          </table:table-cell>
          <table:table-cell office:value-type="float" office:value="1.2789" calcext:value-type="float">
            <text:p>1.2789</text:p>
          </table:table-cell>
          <table:table-cell table:formula="of:=[.B111]-[.$G$2]" office:value-type="float" office:value="0.02075" calcext:value-type="float">
            <text:p>0.02075</text:p>
          </table:table-cell>
          <table:table-cell table:formula="of:=IF(ABS([.C111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im</text:p>
          </table:table-cell>
          <table:table-cell office:value-type="float" office:value="1.2931" calcext:value-type="float">
            <text:p>1.2931</text:p>
          </table:table-cell>
          <table:table-cell table:formula="of:=[.B112]-[.$G$2]" office:value-type="float" office:value="0.0349499999999998" calcext:value-type="float">
            <text:p>0.03495</text:p>
          </table:table-cell>
          <table:table-cell table:formula="of:=IF(ABS([.C112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auto-inc-dec</text:p>
          </table:table-cell>
          <table:table-cell office:value-type="float" office:value="1.2949" calcext:value-type="float">
            <text:p>1.2949</text:p>
          </table:table-cell>
          <table:table-cell table:formula="of:=[.B113]-[.$G$2]" office:value-type="float" office:value="0.0367499999999998" calcext:value-type="float">
            <text:p>0.03675</text:p>
          </table:table-cell>
          <table:table-cell table:formula="of:=IF(ABS([.C113])&gt;[.$G$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peephole</text:p>
          </table:table-cell>
          <table:table-cell office:value-type="float" office:value="1.2998" calcext:value-type="float">
            <text:p>1.2998</text:p>
          </table:table-cell>
          <table:table-cell table:formula="of:=[.B114]-[.$G$2]" office:value-type="float" office:value="0.04165" calcext:value-type="float">
            <text:p>0.04165</text:p>
          </table:table-cell>
          <table:table-cell table:formula="of:=IF(ABS([.C114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rename-registers</text:p>
          </table:table-cell>
          <table:table-cell office:value-type="float" office:value="1.3008" calcext:value-type="float">
            <text:p>1.3008</text:p>
          </table:table-cell>
          <table:table-cell table:formula="of:=[.B115]-[.$G$2]" office:value-type="float" office:value="0.0426499999999999" calcext:value-type="float">
            <text:p>0.04265</text:p>
          </table:table-cell>
          <table:table-cell table:formula="of:=IF(ABS([.C115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pressure</text:p>
          </table:table-cell>
          <table:table-cell office:value-type="float" office:value="1.3167" calcext:value-type="float">
            <text:p>1.3167</text:p>
          </table:table-cell>
          <table:table-cell table:formula="of:=[.B116]-[.$G$2]" office:value-type="float" office:value="0.0585499999999999" calcext:value-type="float">
            <text:p>0.05855</text:p>
          </table:table-cell>
          <table:table-cell table:formula="of:=IF(ABS([.C116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critical-path-heuristic</text:p>
          </table:table-cell>
          <table:table-cell office:value-type="float" office:value="1.319" calcext:value-type="float">
            <text:p>1.319</text:p>
          </table:table-cell>
          <table:table-cell table:formula="of:=[.B117]-[.$G$2]" office:value-type="float" office:value="0.0608499999999999" calcext:value-type="float">
            <text:p>0.06085</text:p>
          </table:table-cell>
          <table:table-cell table:formula="of:=IF(ABS([.C117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delete-null-pointer-checks</text:p>
          </table:table-cell>
          <table:table-cell office:value-type="float" office:value="1.3232" calcext:value-type="float">
            <text:p>1.3232</text:p>
          </table:table-cell>
          <table:table-cell table:formula="of:=[.B118]-[.$G$2]" office:value-type="float" office:value="0.0650499999999998" calcext:value-type="float">
            <text:p>0.06505</text:p>
          </table:table-cell>
          <table:table-cell table:formula="of:=IF(ABS([.C118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ule-insns2</text:p>
          </table:table-cell>
          <table:table-cell office:value-type="float" office:value="1.3354" calcext:value-type="float">
            <text:p>1.3354</text:p>
          </table:table-cell>
          <table:table-cell table:formula="of:=[.B119]-[.$G$2]" office:value-type="float" office:value="0.0772499999999998" calcext:value-type="float">
            <text:p>0.07725</text:p>
          </table:table-cell>
          <table:table-cell table:formula="of:=IF(ABS([.C119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ched-last-insn-heuristic</text:p>
          </table:table-cell>
          <table:table-cell office:value-type="float" office:value="1.3413" calcext:value-type="float">
            <text:p>1.3413</text:p>
          </table:table-cell>
          <table:table-cell table:formula="of:=[.B120]-[.$G$2]" office:value-type="float" office:value="0.0831499999999998" calcext:value-type="float">
            <text:p>0.08315</text:p>
          </table:table-cell>
          <table:table-cell table:formula="of:=IF(ABS([.C120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pa-profile</text:p>
          </table:table-cell>
          <table:table-cell office:value-type="float" office:value="1.3977" calcext:value-type="float">
            <text:p>1.3977</text:p>
          </table:table-cell>
          <table:table-cell table:formula="of:=[.B121]-[.$G$2]" office:value-type="float" office:value="0.13955" calcext:value-type="float">
            <text:p>0.13955</text:p>
          </table:table-cell>
          <table:table-cell table:formula="of:=IF(ABS([.C121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ection-anchors</text:p>
          </table:table-cell>
          <table:table-cell office:value-type="float" office:value="1.4166" calcext:value-type="float">
            <text:p>1.4166</text:p>
          </table:table-cell>
          <table:table-cell table:formula="of:=[.B122]-[.$G$2]" office:value-type="float" office:value="0.15845" calcext:value-type="float">
            <text:p>0.15845</text:p>
          </table:table-cell>
          <table:table-cell table:formula="of:=IF(ABS([.C122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cse-after-reload</text:p>
          </table:table-cell>
          <table:table-cell office:value-type="float" office:value="1.4358" calcext:value-type="float">
            <text:p>1.4358</text:p>
          </table:table-cell>
          <table:table-cell table:formula="of:=[.B123]-[.$G$2]" office:value-type="float" office:value="0.17765" calcext:value-type="float">
            <text:p>0.17765</text:p>
          </table:table-cell>
          <table:table-cell table:formula="of:=IF(ABS([.C123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ominator-opts</text:p>
          </table:table-cell>
          <table:table-cell office:value-type="float" office:value="1.4457" calcext:value-type="float">
            <text:p>1.4457</text:p>
          </table:table-cell>
          <table:table-cell table:formula="of:=[.B124]-[.$G$2]" office:value-type="float" office:value="0.18755" calcext:value-type="float">
            <text:p>0.18755</text:p>
          </table:table-cell>
          <table:table-cell table:formula="of:=IF(ABS([.C124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sa-phiopt</text:p>
          </table:table-cell>
          <table:table-cell office:value-type="float" office:value="1.4611" calcext:value-type="float">
            <text:p>1.4611</text:p>
          </table:table-cell>
          <table:table-cell table:formula="of:=[.B125]-[.$G$2]" office:value-type="float" office:value="0.20295" calcext:value-type="float">
            <text:p>0.20295</text:p>
          </table:table-cell>
          <table:table-cell table:formula="of:=IF(ABS([.C125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loop-optimize</text:p>
          </table:table-cell>
          <table:table-cell office:value-type="float" office:value="1.8089" calcext:value-type="float">
            <text:p>1.8089</text:p>
          </table:table-cell>
          <table:table-cell table:formula="of:=[.B126]-[.$G$2]" office:value-type="float" office:value="0.55075" calcext:value-type="float">
            <text:p>0.55075</text:p>
          </table:table-cell>
          <table:table-cell table:formula="of:=IF(ABS([.C126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pre</text:p>
          </table:table-cell>
          <table:table-cell office:value-type="float" office:value="1.8358" calcext:value-type="float">
            <text:p>1.8358</text:p>
          </table:table-cell>
          <table:table-cell table:formula="of:=[.B127]-[.$G$2]" office:value-type="float" office:value="0.57765" calcext:value-type="float">
            <text:p>0.57765</text:p>
          </table:table-cell>
          <table:table-cell table:formula="of:=IF(ABS([.C127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early-inlining</text:p>
          </table:table-cell>
          <table:table-cell office:value-type="float" office:value="1.8597" calcext:value-type="float">
            <text:p>1.8597</text:p>
          </table:table-cell>
          <table:table-cell table:formula="of:=[.B128]-[.$G$2]" office:value-type="float" office:value="0.60155" calcext:value-type="float">
            <text:p>0.60155</text:p>
          </table:table-cell>
          <table:table-cell table:formula="of:=IF(ABS([.C128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rict-overflow</text:p>
          </table:table-cell>
          <table:table-cell office:value-type="float" office:value="1.924" calcext:value-type="float">
            <text:p>1.924</text:p>
          </table:table-cell>
          <table:table-cell table:formula="of:=[.B129]-[.$G$2]" office:value-type="float" office:value="0.66585" calcext:value-type="float">
            <text:p>0.66585</text:p>
          </table:table-cell>
          <table:table-cell table:formula="of:=IF(ABS([.C129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strict-aliasing</text:p>
          </table:table-cell>
          <table:table-cell office:value-type="float" office:value="1.9826" calcext:value-type="float">
            <text:p>1.9826</text:p>
          </table:table-cell>
          <table:table-cell table:formula="of:=[.B130]-[.$G$2]" office:value-type="float" office:value="0.72445" calcext:value-type="float">
            <text:p>0.72445</text:p>
          </table:table-cell>
          <table:table-cell table:formula="of:=IF(ABS([.C130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tree-dce</text:p>
          </table:table-cell>
          <table:table-cell office:value-type="float" office:value="2.0049" calcext:value-type="float">
            <text:p>2.0049</text:p>
          </table:table-cell>
          <table:table-cell table:formula="of:=[.B131]-[.$G$2]" office:value-type="float" office:value="0.74675" calcext:value-type="float">
            <text:p>0.74675</text:p>
          </table:table-cell>
          <table:table-cell table:formula="of:=IF(ABS([.C131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guess-branch-probability</text:p>
          </table:table-cell>
          <table:table-cell office:value-type="float" office:value="2.0119" calcext:value-type="float">
            <text:p>2.0119</text:p>
          </table:table-cell>
          <table:table-cell table:formula="of:=[.B132]-[.$G$2]" office:value-type="float" office:value="0.75375" calcext:value-type="float">
            <text:p>0.75375</text:p>
          </table:table-cell>
          <table:table-cell table:formula="of:=IF(ABS([.C132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functions</text:p>
          </table:table-cell>
          <table:table-cell office:value-type="float" office:value="2.166" calcext:value-type="float">
            <text:p>2.166</text:p>
          </table:table-cell>
          <table:table-cell table:formula="of:=[.B133]-[.$G$2]" office:value-type="float" office:value="0.90785" calcext:value-type="float">
            <text:p>0.90785</text:p>
          </table:table-cell>
          <table:table-cell table:formula="of:=IF(ABS([.C133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-small-functions</text:p>
          </table:table-cell>
          <table:table-cell office:value-type="float" office:value="2.4726" calcext:value-type="float">
            <text:p>2.4726</text:p>
          </table:table-cell>
          <table:table-cell table:formula="of:=[.B134]-[.$G$2]" office:value-type="float" office:value="1.21445" calcext:value-type="float">
            <text:p>1.21445</text:p>
          </table:table-cell>
          <table:table-cell table:formula="of:=IF(ABS([.C134])&gt;[.$G$3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fno-inline</text:p>
          </table:table-cell>
          <table:table-cell office:value-type="float" office:value="2.8888" calcext:value-type="float">
            <text:p>2.8888</text:p>
          </table:table-cell>
          <table:table-cell table:formula="of:=[.B135]-[.$G$2]" office:value-type="float" office:value="1.63065" calcext:value-type="float">
            <text:p>1.63065</text:p>
          </table:table-cell>
          <table:table-cell table:formula="of:=IF(ABS([.C135])&gt;[.$G$3])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lag_result.A2:flag_result.B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2:57:46.80171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00:45:30.857600771</dc:date>
    <meta:editing-duration>PT1H50M22S</meta:editing-duration>
    <meta:editing-cycles>2</meta:editing-cycles>
    <meta:generator>LibreOffice/5.1.6.2$Linux_X86_64 LibreOffice_project/10m0$Build-2</meta:generator>
    <meta:document-statistic meta:table-count="1" meta:cell-count="555" meta:object-count="0"/>
  </office:meta>
</office:document-meta>
</file>